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fo:font-size="24pt" officeooo:paragraph-rsid="0005c444" style:font-size-asian="24pt" style:font-size-complex="24pt"/>
    </style:style>
    <style:style style:name="P2" style:family="paragraph" style:parent-style-name="Standard">
      <style:text-properties officeooo:rsid="000497e8" officeooo:paragraph-rsid="000497e8"/>
    </style:style>
    <style:style style:name="P3" style:family="paragraph" style:parent-style-name="Standard">
      <style:paragraph-properties fo:text-align="center" style:justify-single-word="false"/>
      <style:text-properties officeooo:rsid="000497e8" officeooo:paragraph-rsid="000497e8"/>
    </style:style>
    <style:style style:name="P4" style:family="paragraph" style:parent-style-name="Standard">
      <style:text-properties officeooo:rsid="000497e8" officeooo:paragraph-rsid="0005c444"/>
    </style:style>
    <style:style style:name="P5" style:family="paragraph" style:parent-style-name="Standard">
      <style:text-properties officeooo:rsid="000497e8" officeooo:paragraph-rsid="000697b6"/>
    </style:style>
    <style:style style:name="P6" style:family="paragraph" style:parent-style-name="Standard">
      <style:text-properties officeooo:rsid="000497e8" officeooo:paragraph-rsid="0007930d"/>
    </style:style>
    <style:style style:name="P7" style:family="paragraph" style:parent-style-name="Standard">
      <style:text-properties officeooo:rsid="0005c444" officeooo:paragraph-rsid="0005c444"/>
    </style:style>
    <style:style style:name="P8" style:family="paragraph" style:parent-style-name="Standard">
      <style:text-properties officeooo:rsid="000697b6" officeooo:paragraph-rsid="000697b6"/>
    </style:style>
    <style:style style:name="P9" style:family="paragraph" style:parent-style-name="Standard">
      <style:text-properties officeooo:rsid="0007930d" officeooo:paragraph-rsid="0007930d"/>
    </style:style>
    <style:style style:name="P10" style:family="paragraph" style:parent-style-name="Standard">
      <style:text-properties officeooo:rsid="0007930d" officeooo:paragraph-rsid="0007e51b"/>
    </style:style>
    <style:style style:name="P11" style:family="paragraph" style:parent-style-name="Standard">
      <style:text-properties officeooo:rsid="0007930d" officeooo:paragraph-rsid="000966c5"/>
    </style:style>
    <style:style style:name="P12" style:family="paragraph" style:parent-style-name="Standard">
      <style:text-properties officeooo:rsid="0007e51b" officeooo:paragraph-rsid="0007e51b"/>
    </style:style>
    <style:style style:name="P13" style:family="paragraph" style:parent-style-name="Standard">
      <style:text-properties officeooo:rsid="000966c5" officeooo:paragraph-rsid="000966c5"/>
    </style:style>
    <style:style style:name="T1" style:family="text">
      <style:text-properties officeooo:rsid="000497e8"/>
    </style:style>
    <style:style style:name="T2" style:family="text">
      <style:text-properties officeooo:rsid="0005c444"/>
    </style:style>
    <style:style style:name="T3" style:family="text">
      <style:text-properties officeooo:rsid="000697b6"/>
    </style:style>
    <style:style style:name="T4" style:family="text">
      <style:text-properties officeooo:rsid="0007e51b"/>
    </style:style>
    <style:style style:name="T5" style:family="text">
      <style:text-properties officeooo:rsid="000966c5"/>
    </style:style>
    <style:style style:name="T6" style:family="text">
      <style:text-properties officeooo:rsid="000aa3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Existential Path of Left Recursive</text:span> <text:span text:style-name="T4">Addition</text:span></text:p>
      <text:p text:style-name="P3">by Sven Nilsen, 2020</text:p>
      <text:p text:style-name="P2"/>
      <text:p text:style-name="P7">Assume there is an operator `=&gt;` which takes the left side and puts it into the <text:span text:style-name="T4">variable at</text:span> <text:span text:style-name="T4">the </text:span>right side:</text:p>
      <text:p text:style-name="P2"/>
      <text:p text:style-name="P2"><text:tab/>x + 1 =&gt; x<text:tab/><text:tab/><text:tab/><text:span text:style-name="T2">x : nat</text:span></text:p>
      <text:p text:style-name="P2"/>
      <text:p text:style-name="P8"><text:span text:style-name="T4">The `=&gt;` operator repeats</text:span> the construction infinitely and simplif<text:span text:style-name="T4">ies</text:span>:</text:p>
      <text:p text:style-name="P2"/>
      <text:p text:style-name="P2"><text:tab/>(x + 1) + 1</text:p>
      <text:p text:style-name="P2"><text:tab/>((x + 1) + 1) + 1</text:p>
      <text:p text:style-name="P2"><text:tab/>(((x + 1) + 1) + 1) + 1</text:p>
      <text:p text:style-name="P2"><text:tab/>…</text:p>
      <text:p text:style-name="P5"><text:tab/><text:span text:style-name="T3">x + (1 + 1 + 1 + 1 + …)<text:tab/></text:span>Applying <text:span text:style-name="T2">law of </text:span>associativity</text:p>
      <text:p text:style-name="P2"><text:tab/>x + ∞<text:tab/><text:tab/><text:tab/><text:tab/><text:span text:style-name="T3">Simplifying</text:span><text:tab/></text:p>
      <text:p text:style-name="P2"/>
      <text:p text:style-name="P9">Using the following axiom:</text:p>
      <text:p text:style-name="P2"/>
      <text:p text:style-name="P4"><text:tab/>∀ <text:span text:style-name="T3">x : nat, y : nat { x + </text:span>∞ <text:span text:style-name="T2">= y + </text:span>∞ <text:span text:style-name="T3">}</text:span></text:p>
      <text:p text:style-name="P9"/>
      <text:p text:style-name="P9"><text:span text:style-name="T4">The expression can be</text:span> simplif<text:span text:style-name="T4">ied</text:span> further:</text:p>
      <text:p text:style-name="P9"/>
      <text:p text:style-name="P9"><text:tab/>x + <text:span text:style-name="T1">∞</text:span></text:p>
      <text:p text:style-name="P9"><text:tab/>0 + <text:span text:style-name="T1">∞<text:tab/><text:tab/></text:span>Using the axiom <text:span text:style-name="T6">above</text:span>, choosing `x = 0`</text:p>
      <text:p text:style-name="P9"><text:tab/><text:span text:style-name="T1">∞</text:span></text:p>
      <text:p text:style-name="P6"/>
      <text:p text:style-name="P9">Therefore:</text:p>
      <text:p text:style-name="P9"/>
      <text:p text:style-name="P10"><text:span text:style-name="T1"><text:tab/>x + 1 =&gt; x<text:tab/>&lt;=&gt;<text:tab/> ∞</text:span><text:tab/></text:p>
      <text:p text:style-name="P10"/>
      <text:p text:style-name="P10"><text:tab/><text:span text:style-name="T4">x</text:span> : <text:span text:style-name="T4">nat</text:span></text:p>
      <text:p text:style-name="P6"/>
      <text:p text:style-name="P12">In general:</text:p>
      <text:p text:style-name="P6"/>
      <text:p text:style-name="P10"><text:tab/><text:span text:style-name="T4">x + y =&gt; x<text:tab/>&lt;=&gt;<text:tab/>∞</text:span></text:p>
      <text:p text:style-name="P10"/>
      <text:p text:style-name="P11"><text:tab/><text:span text:style-name="T4">x : nat</text:span></text:p>
      <text:p text:style-name="P11"><text:tab/><text:span text:style-name="T5">y : nat ∧ (&gt; 0)</text:span></text:p>
      <text:p text:style-name="P10"/>
      <text:p text:style-name="P13">When `y = 0`:</text:p>
      <text:p text:style-name="P10"/>
      <text:p text:style-name="P10"><text:tab/><text:span text:style-name="T5">x + 0 =&gt; x<text:tab/>&lt;=&gt;<text:tab/>x</text:span></text:p>
      <text:p text:style-name="P10"/>
      <text:p text:style-name="P13">Written as a <text:span text:style-name="T6">higher order existential path</text:span>:</text:p>
      <text:p text:style-name="P10"/>
      <text:p text:style-name="P11"><text:tab/>∃<text:span text:style-name="T5">(x + y =&gt; x)<text:tab/>&lt;=&gt;<text:tab/>\(a : nat | (= ∞)) = if y == 0 { a == x } else { a == ∞ 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03:20:09.341082000</meta:creation-date>
    <dc:date>2020-02-20T04:28:28.073205000</dc:date>
    <meta:editing-duration>PT6M5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8" meta:word-count="205" meta:character-count="789" meta:non-whitespace-character-count="585"/>
  </office:meta>
</office:document-meta>
</file>